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49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color</text:p>
          </table:table-cell>
          <table:table-cell table:style-name="ce11" office:value-type="string" calcext:value-type="string">
            <text:p>infill</text:p>
          </table:table-cell>
          <table:table-cell table:style-name="ce1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large_thumb_wheel_cap_qty-2.stl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large_thumb_wheel_qty-3.stl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pull_knob_qty-4.stl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8mm_thumb_wheel_qty-7.stl</text:p>
          </table:table-cell>
          <table:table-cell table:style-name="ce4" office:value-type="float" office:value="7" calcext:value-type="float">
            <text:p>7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_axis__Arm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spur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tensioner_in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arm_tensioner_out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1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ck_connecting_handl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ck_lid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ck_pivot_ar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attery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bottom_arm_bearing_blo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m_base_plat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se_blank_cov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grey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se_shell_lef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ase_shell_righ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contriolle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connector_lid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connecto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top_cov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data_top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ff_handl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left_ff_moto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left_ris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locking_counterweight_suppor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motor_gear_FF-qty2.stl</text:p>
          </table:table-cell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nylon_spac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pivot_arm-qty3.stl</text:p>
          </table:table-cell>
          <table:table-cell table:style-name="ce4" office:value-type="float" office:value="3" calcext:value-type="float">
            <text:p>3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ace_Inner_Botto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ace_Inner_top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ace_Out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ight_ff_moto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ight_ris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oller-qty24.stl</text:p>
          </table:table-cell>
          <table:table-cell table:style-name="ce4" office:value-type="float" office:value="24" calcext:value-type="float">
            <text:p>24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rubber_pad.st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pur_Gear_80_teeth_G85_lens.st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pur_Gear_holes_80_teeth_G85_lens.st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body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cove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mount_plat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switch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ripod_mounting_blo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ube_insert-qty4.stl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string" calcext:value-type="string">
            <text:p>base</text:p>
          </table:table-cell>
          <table:table-cell table:style-name="ce12" office:value-type="percentage" office:value="1" calcext:value-type="percentage">
            <text:p>100.00%</text:p>
          </table:table-cell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urret_bas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turret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ba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body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container_cap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weight_container_fro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X_axis_8mm_16t_drive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X_lower_arm_tensioner_in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X_lower_arm_tensioner_out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2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back_lef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back_righ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front_lef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90_braket_front_righ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gear_head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4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head_shaft_blo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4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4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slip_ring_cover_24wir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T-connector_back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y_T-connector_fro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axis_bearing_block_gear_side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axis_bearing_block_slip-ring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compound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3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motor_5mm_thumb_wheel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motor_mount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rotation_ar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rotation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3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slip_ring_cap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accent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spur_gear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CBC3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1">
          <table:table-cell table:style-name="ce2" office:value-type="string" calcext:value-type="string">
            <text:p>z_y_connecting_arm.stl</text:p>
          </table:table-cell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base</text:p>
          </table:table-cell>
          <table:table-cell table:style-name="ce12"/>
          <table:table-cell table:style-name="ce2" table:number-columns-repeated="24"/>
          <table:table-cell table:number-columns-repeated="996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/00/0000</text:date>, <text:time style:data-style-name="N2" text:time-value="20:49:17.7727225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4T20:50:01.387855648</dc:date>
    <meta:editing-duration>PT43S</meta:editing-duration>
    <meta:editing-cycles>1</meta:editing-cycles>
    <meta:document-statistic meta:table-count="1" meta:cell-count="225" meta:object-count="0"/>
  </office:meta>
</office:document-meta>
</file>